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DTO.HeaderDTO( @ JSONField ( name = "text" ) String title , @ JSONField ( name = "link" )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CreatorTest10.test_for_y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